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807cm" fo:min-width="7.67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934cm" fo:min-width="7.675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7.137cm" svg:x="2.651cm" svg:y="7.118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7.264cm" svg:x="16.748cm" svg:y="7.118cm">
          <text:p text:style-name="P1">IMAGE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06cm" svg:y1="10.563cm" svg:x2="16.748cm" svg:y2="10.563cm">
          <text:p/>
        </draw:line>
        <draw:line draw:style-name="gr3" draw:text-style-name="P3" draw:layer="layout" svg:x1="11.414cm" svg:y1="10.055cm" svg:x2="11.414cm" svg:y2="11.071cm">
          <text:p/>
        </draw:line>
        <draw:line draw:style-name="gr3" draw:text-style-name="P3" draw:layer="layout" svg:x1="15.732cm" svg:y1="10.563cm" svg:x2="16.748cm" svg:y2="9.928cm">
          <text:p/>
        </draw:line>
        <draw:line draw:style-name="gr3" draw:text-style-name="P3" draw:layer="layout" svg:x1="15.732cm" svg:y1="10.563cm" svg:x2="16.748cm" svg:y2="11.1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6:25:32.521709770</meta:creation-date>
    <dc:date>2019-06-26T10:29:06.443917326</dc:date>
    <meta:editing-duration>PT1H13M52S</meta:editing-duration>
    <meta:editing-cycles>10</meta:editing-cycles>
    <meta:generator>LibreOffice/6.0.7.3$Linux_X86_64 LibreOffice_project/00m0$Build-3</meta:generator>
    <meta:document-statistic meta:object-count="6"/>
  </office:meta>
</office:document-meta>
</file>